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left" draw:textarea-vertical-align="top"/>
    </style:style>
    <style:style style:name="gr7" style:family="graphic" style:parent-style-name="standard">
      <style:graphic-properties draw:marker-start="Arrow" draw:marker-end="Arrow" draw:fill-color="#ffffff" draw:textarea-horizontal-align="center" draw:textarea-vertical-align="middle"/>
    </style:style>
    <style:style style:name="gr8" style:family="graphic" style:parent-style-name="standard">
      <style:graphic-properties draw:fill-color="#e6e6ff" draw:textarea-horizontal-align="left" draw:textarea-vertical-align="top" draw:auto-grow-height="false"/>
    </style:style>
    <style:style style:name="gr9" style:family="graphic" style:parent-style-name="standard">
      <style:graphic-properties draw:fill-color="#e6e6ff" draw:textarea-horizontal-align="left" draw:textarea-vertical-align="top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fill-color="#e6e6ff" draw:textarea-horizontal-align="left" draw:textarea-vertical-align="top" draw:auto-grow-height="false" fo:padding-left="0.15cm"/>
    </style:style>
    <style:style style:name="gr12" style:family="graphic" style:parent-style-name="standard">
      <style:graphic-properties draw:fill-color="#94bd5e" draw:textarea-horizontal-align="center" draw:textarea-vertical-align="middle"/>
    </style:style>
    <style:style style:name="gr13" style:family="graphic" style:parent-style-name="standard">
      <style:graphic-properties draw:fill-color="#ffffff" draw:textarea-horizontal-align="center" draw:textarea-vertical-align="middle"/>
    </style:style>
    <style:style style:name="gr14" style:family="graphic" style:parent-style-name="standard">
      <style:graphic-properties draw:marker-end-width="0.1cm" draw:fill-color="#355e00" draw:textarea-horizontal-align="justify" draw:textarea-vertical-align="middle" draw:auto-grow-height="false"/>
    </style:style>
    <style:style style:name="gr15" style:family="graphic" style:parent-style-name="standard">
      <style:graphic-properties draw:marker-end-width="0.1cm" draw:fill-color="#800000" draw:textarea-horizontal-align="justify" draw:textarea-vertical-align="middle" draw:auto-grow-height="false"/>
    </style:style>
    <style:style style:name="gr16" style:family="graphic" style:parent-style-name="standard">
      <style:graphic-properties draw:marker-end-width="0.1cm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marker-end="Arrow" draw:marker-end-width="0.1cm" draw:textarea-horizontal-align="center" draw:textarea-vertical-align="middle"/>
    </style:style>
    <style:style style:name="gr18" style:family="graphic" style:parent-style-name="standard">
      <style:graphic-properties draw:fill-color="#94bd5e" draw:textarea-horizontal-align="left" draw:textarea-vertical-align="top" draw:auto-grow-height="false"/>
    </style:style>
    <style:style style:name="gr19" style:family="graphic" style:parent-style-name="standard">
      <style:graphic-properties draw:fill-color="#e6e6ff" draw:textarea-horizontal-align="center" draw:textarea-vertical-align="middle"/>
    </style:style>
    <style:style style:name="gr20" style:family="graphic" style:parent-style-name="standard">
      <style:graphic-properties draw:marker-start="" draw:marker-end="Arrow" draw:textarea-horizontal-align="center" draw:textarea-vertical-align="middle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1" draw:layer="layout" svg:width="4.5cm" svg:height="1cm" svg:x="9.85cm" svg:y="19cm">
          <text:p/>
        </draw:rect>
        <draw:custom-shape draw:style-name="gr2" draw:text-style-name="P1" draw:layer="layout" svg:width="19.59cm" svg:height="15.952cm" svg:x="1cm" svg:y="10.988cm">
          <text:p text:style-name="P1">JI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159cm" svg:height="8.902cm" svg:x="1.776cm" svg:y="12.98cm">
          <text:p text:style-name="P1">Issu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svg:x1="4.75cm" svg:y1="17.5cm" svg:x2="4.75cm" svg:y2="22.2cm" draw:start-shape="id1" draw:start-glue-point="2" draw:end-shape="id2" draw:end-glue-point="0" svg:d="m4750 17500v4700">
          <text:p/>
        </draw:connector>
        <draw:custom-shape draw:style-name="gr2" draw:text-style-name="P1" draw:id="id23" draw:layer="layout" svg:width="10cm" svg:height="5.5cm" svg:x="9.75cm" svg:y="19cm">
          <text:p text:style-name="P1">Workflo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4" draw:layer="layout" svg:width="10cm" svg:height="5.5cm" svg:x="9.75cm" svg:y="13cm">
          <text:p text:style-name="P1">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2.5cm" svg:y1="6cm" svg:x2="12.5cm" svg:y2="14.5cm" draw:start-shape="id3" draw:start-glue-point="2" draw:end-shape="id4" draw:end-glue-point="0" svg:d="m12500 6000v501 7498 501">
          <text:p/>
        </draw:connector>
        <draw:circle draw:style-name="gr5" draw:text-style-name="P1" draw:id="id11" draw:layer="layout" svg:width="2cm" svg:height="2cm" svg:x="8cm" svg:y="8cm">
          <text:p/>
        </draw:circle>
        <draw:circle draw:style-name="gr5" draw:text-style-name="P1" draw:id="id12" draw:layer="layout" svg:width="2cm" svg:height="2cm" svg:x="4cm" svg:y="8cm">
          <text:p/>
        </draw:circle>
        <draw:rect draw:style-name="gr6" draw:text-style-name="P1" draw:layer="layout" svg:width="16.5cm" svg:height="4cm" svg:x="2.5cm" svg:y="1cm">
          <text:p text:style-name="P1">SyBase</text:p>
        </draw:rect>
        <draw:g draw:id="id9">
          <draw:path draw:style-name="gr5" draw:text-style-name="P1" draw:layer="layout" svg:width="1.999cm" svg:height="2.499cm" svg:x="9.5cm" svg:y="2cm" svg:viewBox="0 0 2000 2500" svg:d="m0 1500v-1500h2000v1500 500c0 276-448 500-1000 500s-1000-224-1000-500z">
            <text:p/>
          </draw:path>
          <draw:path draw:style-name="gr5" draw:text-style-name="P1" draw:layer="layout" svg:width="1.999cm" svg:height="0.999cm" svg:x="9.5cm" svg:y="2cm" svg:viewBox="0 0 2000 1000" svg:d="m1000 1000c-552 0-1000-224-1000-500v-500h1000 1000v500c0 276-448 500-1000 500z">
            <text:p/>
          </draw:path>
          <draw:ellipse draw:style-name="gr5" draw:text-style-name="P1" draw:layer="layout" svg:width="2cm" svg:height="1cm" svg:x="9.5cm" svg:y="1.5cm">
            <text:p/>
          </draw:ellipse>
        </draw:g>
        <draw:rect draw:style-name="gr6" draw:text-style-name="P1" draw:id="id8" draw:layer="layout" svg:width="4cm" svg:height="1cm" svg:x="6.5cm" svg:y="5cm">
          <text:p text:style-name="P1">?????</text:p>
        </draw:rect>
        <draw:rect draw:style-name="gr6" draw:text-style-name="P1" draw:id="id6" draw:layer="layout" svg:width="4cm" svg:height="1cm" svg:x="2.5cm" svg:y="5cm">
          <text:p text:style-name="P1">Perl</text:p>
        </draw:rect>
        <draw:rect draw:style-name="gr6" draw:text-style-name="P1" draw:id="id3" draw:layer="layout" svg:width="4cm" svg:height="1cm" svg:x="10.5cm" svg:y="5cm">
          <text:p text:style-name="P1">JDBC</text:p>
        </draw:rect>
        <draw:circle draw:style-name="gr5" draw:text-style-name="P1" draw:id="id5" draw:layer="layout" svg:width="2cm" svg:height="2cm" svg:x="3.5cm" svg:y="8.5cm">
          <text:p/>
        </draw:circle>
        <draw:circle draw:style-name="gr5" draw:text-style-name="P1" draw:id="id7" draw:layer="layout" svg:width="2cm" svg:height="2cm" svg:x="7.5cm" svg:y="8.5cm">
          <text:p/>
        </draw:circle>
        <draw:circle draw:style-name="gr5" draw:text-style-name="P1" draw:id="id10" draw:layer="layout" svg:width="2cm" svg:height="2cm" svg:x="12cm" svg:y="8cm">
          <text:p/>
        </draw:circle>
        <draw:connector draw:style-name="gr7" draw:text-style-name="P1" draw:layer="layout" svg:x1="4.5cm" svg:y1="8.5cm" svg:x2="4.5cm" svg:y2="6cm" draw:start-shape="id5" draw:start-glue-point="0" draw:end-shape="id6" svg:d="m4500 8500v-2500">
          <text:p/>
        </draw:connector>
        <draw:connector draw:style-name="gr7" draw:text-style-name="P1" draw:layer="layout" svg:x1="8.5cm" svg:y1="8.5cm" svg:x2="8.5cm" svg:y2="6cm" draw:start-shape="id7" draw:start-glue-point="0" draw:end-shape="id8" svg:d="m8500 8500v-2500">
          <text:p/>
        </draw:connector>
        <draw:connector draw:style-name="gr5" draw:text-style-name="P1" draw:layer="layout" draw:type="lines" svg:x1="4.5cm" svg:y1="5cm" svg:x2="9.5cm" svg:y2="3cm" draw:start-shape="id6" draw:start-glue-point="0" draw:end-shape="id9" svg:d="m4500 5000v-501l4499-1499h501">
          <text:p/>
        </draw:connector>
        <draw:connector draw:style-name="gr5" draw:text-style-name="P1" draw:layer="layout" draw:type="lines" svg:x1="8.5cm" svg:y1="5cm" svg:x2="9.5cm" svg:y2="3cm" draw:start-shape="id8" draw:start-glue-point="0" draw:end-shape="id9" draw:end-glue-point="3" svg:d="m8500 5000v-501l499-1499h501">
          <text:p/>
        </draw:connector>
        <draw:connector draw:style-name="gr5" draw:text-style-name="P1" draw:layer="layout" draw:type="lines" svg:x1="12.5cm" svg:y1="5cm" svg:x2="11.5cm" svg:y2="3cm" draw:start-shape="id3" draw:start-glue-point="0" draw:end-shape="id9" svg:d="m12500 5000v-501l-499-1499h-501">
          <text:p/>
        </draw:connector>
        <draw:connector draw:style-name="gr7" draw:text-style-name="P1" draw:layer="layout" draw:type="lines" svg:x1="13cm" svg:y1="8cm" svg:x2="12.5cm" svg:y2="6cm" draw:start-shape="id10" draw:start-glue-point="0" draw:end-shape="id3" draw:end-glue-point="2" svg:d="m13000 8000v-501l-500-998v-501">
          <text:p/>
        </draw:connector>
        <draw:connector draw:style-name="gr7" draw:text-style-name="P1" draw:layer="layout" draw:type="lines" svg:x1="9cm" svg:y1="8cm" svg:x2="8.5cm" svg:y2="6cm" draw:start-shape="id11" draw:start-glue-point="0" draw:end-shape="id8" draw:end-glue-point="2" svg:d="m9000 8000v-501l-500-998v-501">
          <text:p/>
        </draw:connector>
        <draw:connector draw:style-name="gr7" draw:text-style-name="P1" draw:layer="layout" draw:type="lines" svg:x1="5cm" svg:y1="8cm" svg:x2="4.5cm" svg:y2="6cm" draw:start-shape="id12" draw:start-glue-point="0" draw:end-shape="id6" draw:end-glue-point="2" svg:d="m5000 8000v-501l-500-998v-501">
          <text:p/>
        </draw:connector>
        <draw:custom-shape draw:style-name="gr8" draw:text-style-name="P1" draw:id="id4" draw:layer="layout" svg:width="4cm" svg:height="1.12cm" svg:x="10.5cm" svg:y="14.5cm">
          <text:p text:style-name="P1">JDBC P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id="id13" draw:layer="layout" svg:width="4cm" svg:height="1cm" svg:x="15cm" svg:y="5cm">
          <text:p text:style-name="P1">JMS</text:p>
        </draw:rect>
        <draw:connector draw:style-name="gr5" draw:text-style-name="P1" draw:layer="layout" draw:type="lines" svg:x1="11.5cm" svg:y1="3cm" svg:x2="17cm" svg:y2="5cm" draw:start-shape="id9" draw:start-glue-point="1" draw:end-shape="id13" draw:end-glue-point="0" svg:d="m11500 3000h501l4999 1499v501">
          <text:p/>
        </draw:connector>
        <draw:connector draw:style-name="gr10" draw:text-style-name="P1" draw:layer="layout" draw:type="lines" svg:x1="17cm" svg:y1="6cm" svg:x2="17cm" svg:y2="14.5cm" draw:start-shape="id13" draw:start-glue-point="2" draw:end-shape="id14" draw:end-glue-point="0" svg:d="m17000 6000v501 7498 501">
          <text:p/>
        </draw:connector>
        <draw:custom-shape draw:style-name="gr11" draw:text-style-name="P1" draw:id="id14" draw:layer="layout" svg:width="4cm" svg:height="1.12cm" svg:x="15cm" svg:y="14.5cm">
          <text:p text:style-name="P1">JMS 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2" draw:text-style-name="P1" draw:id="id1" draw:layer="layout" svg:width="4.5cm" svg:height="1cm" svg:x="2.5cm" svg:y="16.5cm">
          <text:p text:style-name="P1">Custom Field</text:p>
        </draw:rect>
        <draw:custom-shape draw:style-name="gr8" draw:text-style-name="P1" draw:id="id19" draw:layer="layout" svg:width="5cm" svg:height="1cm" svg:x="12.25cm" svg:y="16.5cm">
          <text:p text:style-name="P1">Event 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3" draw:text-style-name="P1" draw:id="id20" draw:layer="layout" svg:width="4.5cm" svg:height="1cm" svg:x="2.5cm" svg:y="19cm">
          <text:p text:style-name="P1">Status</text:p>
        </draw:rect>
        <draw:custom-shape draw:style-name="gr14" draw:text-style-name="P1" draw:id="id17" draw:layer="layout" svg:width="1.303cm" svg:height="0.291cm" svg:x="13.25cm" svg:y="21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.303cm" svg:height="0.291cm" svg:x="13.25cm" svg:y="23.4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id="id15" draw:layer="layout" svg:width="0.663cm" svg:height="0.663cm" svg:x="13.57cm" svg:y="22.38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" draw:id="id16" draw:layer="layout" svg:width="0.479cm" svg:height="0.478cm" svg:x="14.447cm" svg:y="22.482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1" draw:layer="layout" svg:x1="14.233cm" svg:y1="22.72cm" svg:x2="14.494cm" svg:y2="22.72cm" draw:start-shape="id15" draw:start-glue-point="7" draw:end-shape="id16" draw:end-glue-point="5" svg:d="m14233 22720h261">
          <text:p/>
        </draw:connector>
        <draw:connector draw:style-name="gr17" draw:text-style-name="P1" draw:layer="layout" svg:x1="13.901cm" svg:y1="21.831cm" svg:x2="13.901cm" svg:y2="22.389cm" draw:start-shape="id17" draw:start-glue-point="2" draw:end-shape="id15" draw:end-glue-point="4" svg:d="m13901 21831v558">
          <text:p/>
        </draw:connector>
        <draw:line draw:style-name="gr17" draw:text-style-name="P1" draw:layer="layout" svg:x1="13.919cm" svg:y1="23.029cm" svg:x2="13.931cm" svg:y2="23.459cm">
          <text:p/>
        </draw:line>
        <draw:custom-shape draw:style-name="gr18" draw:text-style-name="P1" draw:id="id22" draw:layer="layout" svg:width="4.359cm" svg:height="1.12cm" svg:x="15.161cm" svg:y="21.897cm">
          <text:p text:style-name="P1">Post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9" draw:text-style-name="P1" draw:id="id18" draw:layer="layout" svg:width="4.06cm" svg:height="1.058cm" svg:x="20.936cm" svg:y="12.824cm">
          <text:p text:style-name="P1">DB Update</text:p>
        </draw:rect>
        <draw:connector draw:style-name="gr20" draw:text-style-name="P1" draw:layer="layout" draw:type="lines" svg:x1="22.966cm" svg:y1="12.824cm" svg:x2="19cm" svg:y2="5.5cm" draw:start-shape="id18" draw:start-glue-point="0" draw:end-shape="id13" draw:end-glue-point="1" svg:d="m22966 12824v-501l-3465-6823h-501">
          <text:p/>
        </draw:connector>
        <draw:connector draw:style-name="gr20" draw:text-style-name="P1" draw:layer="layout" draw:type="lines" svg:x1="22.966cm" svg:y1="12.824cm" svg:x2="14.5cm" svg:y2="5.5cm" draw:start-shape="id18" draw:start-glue-point="0" draw:end-shape="id3" draw:end-glue-point="1" svg:d="m22966 12824v-501l-7965-6823h-501">
          <text:p/>
        </draw:connector>
        <draw:connector draw:style-name="gr10" draw:text-style-name="P1" draw:layer="layout" draw:type="lines" svg:x1="7cm" svg:y1="17cm" svg:x2="12.25cm" svg:y2="17cm" draw:start-shape="id1" draw:start-glue-point="1" draw:end-shape="id19" draw:end-glue-point="3" svg:d="m7000 17000h501 4248 501">
          <text:p/>
        </draw:connector>
        <draw:connector draw:style-name="gr4" draw:text-style-name="P1" draw:layer="layout" draw:type="lines" svg:x1="7cm" svg:y1="19.5cm" svg:x2="9.85cm" svg:y2="19.5cm" draw:start-shape="id20" draw:start-glue-point="1" draw:end-shape="id21" draw:end-glue-point="3" svg:d="m7000 19500h501 1848 501">
          <text:p/>
        </draw:connector>
        <draw:connector draw:style-name="gr21" draw:text-style-name="P1" draw:layer="layout" svg:x1="19.52cm" svg:y1="22.457cm" svg:x2="22.966cm" svg:y2="13.882cm" draw:start-shape="id22" draw:start-glue-point="1" draw:end-shape="id18" draw:end-glue-point="2" svg:d="m19520 22457h3446v-8575">
          <text:p/>
        </draw:connector>
        <draw:connector draw:style-name="gr21" draw:text-style-name="P1" draw:layer="layout" svg:x1="14.75cm" svg:y1="19cm" svg:x2="14.75cm" svg:y2="17.5cm" draw:start-shape="id23" draw:start-glue-point="0" draw:end-shape="id19" svg:d="m14750 19000v-1500">
          <text:p/>
        </draw:connector>
        <draw:connector draw:style-name="gr21" draw:text-style-name="P1" draw:layer="layout" svg:x1="9.75cm" svg:y1="15.75cm" svg:x2="4.75cm" svg:y2="16.5cm" draw:start-shape="id24" draw:start-glue-point="3" draw:end-shape="id1" draw:end-glue-point="0" svg:d="m9750 15750h-5000v750">
          <text:p/>
        </draw:connector>
        <draw:g draw:id="id2">
          <draw:path draw:style-name="gr13" draw:text-style-name="P1" draw:layer="layout" svg:width="1.999cm" svg:height="2.499cm" svg:x="3.75cm" svg:y="22.7cm" svg:viewBox="0 0 2000 2500" svg:d="m0 1500v-1500h2000v1500 500c0 276-448 500-1000 500s-1000-224-1000-500z">
            <text:p text:style-name="P1"/>
            <text:p text:style-name="P1">Index</text:p>
          </draw:path>
          <draw:path draw:style-name="gr5" draw:text-style-name="P1" draw:layer="layout" svg:width="1.999cm" svg:height="0.999cm" svg:x="3.75cm" svg:y="22.7cm" svg:viewBox="0 0 2000 1000" svg:d="m1000 1000c-552 0-1000-224-1000-500v-500h1000 1000v500c0 276-448 500-1000 500z">
            <text:p/>
          </draw:path>
          <draw:ellipse draw:style-name="gr5" draw:text-style-name="P1" draw:layer="layout" svg:width="2cm" svg:height="1cm" svg:x="3.75cm" svg:y="22.2cm">
            <text:p/>
          </draw:ellipse>
        </draw:g>
        <draw:connector draw:style-name="gr21" draw:text-style-name="P1" draw:layer="layout" svg:x1="17.25cm" svg:y1="17cm" svg:x2="22.966cm" svg:y2="13.882cm" draw:start-shape="id19" draw:start-glue-point="1" draw:end-shape="id18" draw:end-glue-point="2" svg:d="m17250 17000h5716v-3118">
          <text:p/>
        </draw:connector>
        <draw:rect draw:style-name="gr6" draw:text-style-name="P1" draw:layer="layout" svg:width="4cm" svg:height="1cm" draw:transform="rotate (1.5707963267946) translate (0cm 17.609cm)">
          <text:p text:style-name="P1">SOAP</text:p>
        </draw:rect>
        <draw:rect draw:style-name="gr6" draw:text-style-name="P1" draw:layer="layout" svg:width="4cm" svg:height="1cm" draw:transform="rotate (1.5707963267946) translate (0cm 21.609cm)">
          <text:p text:style-name="P1">RES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3-01-03T10:48:13</meta:creation-date>
    <dc:date>2013-01-04T16:07:38</dc:date>
    <dc:creator>Peter Edworthy</dc:creator>
    <meta:editing-duration>PT28H15M27S</meta:editing-duration>
    <meta:editing-cycles>2</meta:editing-cycles>
    <meta:generator>OpenOffice.org/3.1$Unix OpenOffice.org_project/310m19$Build-9420</meta:generator>
    <meta:document-statistic meta:object-count="59"/>
  </office:meta>
</office:document-meta>
</file>